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53f00" officeooo:paragraph-rsid="00053f00"/>
    </style:style>
    <style:style style:name="P2" style:family="paragraph" style:parent-style-name="Standard">
      <style:paragraph-properties fo:text-align="end" style:justify-single-word="false"/>
      <style:text-properties officeooo:rsid="00053f00" officeooo:paragraph-rsid="00053f00"/>
    </style:style>
    <style:style style:name="P3" style:family="paragraph" style:parent-style-name="Standard">
      <style:paragraph-properties fo:text-align="justify" style:justify-single-word="false"/>
      <style:text-properties officeooo:rsid="00053f00" officeooo:paragraph-rsid="00053f00"/>
    </style:style>
    <style:style style:name="P4" style:family="paragraph" style:parent-style-name="Standard">
      <style:paragraph-properties fo:text-align="justify" style:justify-single-word="false"/>
      <style:text-properties officeooo:rsid="0006c49b" officeooo:paragraph-rsid="0006c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 report</text:p>
      <text:p text:style-name="P2">2012-11114</text:p>
      <text:p text:style-name="P2">경영학과</text:p>
      <text:p text:style-name="P2">엄태휘</text:p>
      <text:p text:style-name="P2"/>
      <text:p text:style-name="P3"/>
      <text:p text:style-name="Standard"/>
      <text:p text:style-name="P4">ostream&amp; operator&lt;&lt;(ostream &amp;out, const String &amp;str) </text:p>
      <text:p text:style-name="P4">out 에 String class의 sPtr을 넘겨준 뒤 에, out을 반환하였다.</text:p>
      <text:p text:style-name="P4">Friend member function이기 때문에 String::operator&lt;&lt;로 할 필요가 없다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3:16:09.126875310</meta:creation-date>
    <dc:date>2015-05-13T04:20:22.446610292</dc:date>
    <meta:editing-duration>PT50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54" meta:character-count="184" meta:non-whitespace-character-count="161"/>
  </office:meta>
</office:document-meta>
</file>